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72c67" officeooo:paragraph-rsid="00172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&lt;link rel="stylesheet" href="style.css"&gt;</text:p>
      <text:p text:style-name="Standard"/>
      <text:p text:style-name="P2"/>
      <text:p text:style-name="P2"/>
      <text:p text:style-name="P2"/>
      <text:p text:style-name="P2">bouton fixe messenger</text:p>
      <text:p text:style-name="P2"/>
      <text:p text:style-name="P2">&lt;div id="messenger-anchored-trigger" class="messenger-anchored-trigger messenger-anchored-trigger--basic round_blue-medium align-right"&gt;&lt;span class="trigger-text"&gt;&lt;/span&gt;&lt;/div&gt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6T12:30:33.516000000</dc:date>
    <meta:editing-duration>PT1M2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14" meta:character-count="243" meta:non-whitespace-character-count="227"/>
  </office:meta>
</office:document-meta>
</file>